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377" officeooo:paragraph-rsid="00046377"/>
    </style:style>
    <style:style style:name="P2" style:family="paragraph" style:parent-style-name="Standard">
      <style:text-properties officeooo:rsid="00053e97" officeooo:paragraph-rsid="00053e97"/>
    </style:style>
    <style:style style:name="P3" style:family="paragraph" style:parent-style-name="Standard">
      <style:text-properties officeooo:rsid="00069500" officeooo:paragraph-rsid="000695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3e9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3e97" style:font-weight-asian="normal" style:font-weight-complex="normal"/>
    </style:style>
    <style:style style:name="T5" style:family="text">
      <style:text-properties fo:font-weight="normal" officeooo:rsid="00069500" style:font-weight-asian="normal" style:font-weight-complex="normal"/>
    </style:style>
    <style:style style:name="T6" style:family="text">
      <style:text-properties officeooo:rsid="00053e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mação e Controle</text:p>
      <text:p text:style-name="P1">Aula EAD</text:p>
      <text:p text:style-name="P1">Acadêmico Marlon Henry Schweigert</text:p>
      <text:p text:style-name="P1"/>
      <text:p text:style-name="P1">0:00 ~ 15:00</text:p>
      <text:p text:style-name="P1">- Tecnologias e Computação devem ser utilizados pela engenharia</text:p>
      <text:p text:style-name="P1">- Controle de Manufatura por computador</text:p>
      <text:p text:style-name="P1">- Group I: Pouca saída e produção unitária</text:p>
      <text:p text:style-name="P1"><text:tab/>– Não pode ser aplicado</text:p>
      <text:p text:style-name="P1">- Group II: Larga escala e produção massiva</text:p>
      <text:p text:style-name="P1"><text:tab/>– Pode conter computação</text:p>
      <text:p text:style-name="P1">- Group III: Produção contínua</text:p>
      <text:p text:style-name="P1"><text:tab/>– <text:span text:style-name="T6">Deve conter computação</text:span></text:p>
      <text:p text:style-name="P1">- Sistemas de produção</text:p>
      <text:p text:style-name="P1"><text:tab/>- Dois níveis</text:p>
      <text:p text:style-name="P1"><text:tab/><text:tab/>- Produção quantitativa: O número de unidades produzidos anualmente</text:p>
      <text:p text:style-name="P1"><text:tab/><text:tab/>- Produção varienty: Analisa a quantia que é produzida em uma etapa: Kanban?</text:p>
      <text:p text:style-name="P1"><text:tab/>- Baixa Quantidade <text:span text:style-name="T1">Group I</text:span>: Produtos são complexos. Realizados sob demanda.</text:p>
      <text:p text:style-name="P1"><text:tab/>- Quantidade Média <text:span text:style-name="T1">Group II</text:span><text:span text:style-name="T3">: Pedido de produção é repetitivo. Poucas variações. Uma máquina realiza vários produtos diferentes.</text:span></text:p>
      <text:p text:style-name="P1"><text:span text:style-name="T3"><text:tab/>- </text:span><text:span text:style-name="T4">Alta quantidade </text:span><text:span text:style-name="T2">Group III</text:span><text:span text:style-name="T4">: Produz massivamente um único objeto arranjado em um único layout.</text:span></text:p>
      <text:p text:style-name="P2"><text:span text:style-name="T3">15:00 ~ 30:00</text:span></text:p>
      <text:p text:style-name="P2"><text:span text:style-name="T3">- Timeline sobre mudanças de 1960 até próximo á 1990 sobre Manufatura.</text:span></text:p>
      <text:p text:style-name="P2"><text:span text:style-name="T3">- Estrutura de uma empresa de manufatura tradicional (Orientada a documentação?)</text:span></text:p>
      <text:p text:style-name="P2"><text:span text:style-name="T3"><text:tab/>- A integração de tais papéis</text:span></text:p>
      <text:p text:style-name="P2"><text:span text:style-name="T3"><text:tab/><text:tab/>- CAD / CAM</text:span></text:p>
      <text:p text:style-name="P2"><text:span text:style-name="T3"><text:tab/><text:tab/>- Informações através da própria linha de produção</text:span></text:p>
      <text:p text:style-name="P2"><text:span text:style-name="T3"><text:tab/>- Diferenças entre CAD/CAM e CIM</text:span></text:p>
      <text:p text:style-name="P2"><text:span text:style-name="T3"><text:tab/><text:tab/>- CIM integra vários CAD/CAM</text:span></text:p>
      <text:p text:style-name="P2"><text:span text:style-name="T3"><text:tab/><text:tab/><text:tab/>- Computer Integrated Manufacturing</text:span></text:p>
      <text:p text:style-name="P2"><text:span text:style-name="T3"><text:tab/><text:tab/>- </text:span><text:span text:style-name="T5">Integrar pessoas, processos e projetos da manufatura.</text:span></text:p>
      <text:p text:style-name="P3"><text:span text:style-name="T3">30:00 ~ 45:00</text:span></text:p>
      <text:p text:style-name="P3"><text:span text:style-name="T3"/></text:p>
      <text:p text:style-name="P3"><text:span text:style-name="T3">- CAD/CAM</text:span></text:p>
      <text:p text:style-name="P3"><text:span text:style-name="T3"><text:tab/>- Permite transferir informações do design para a manufatura:</text:span></text:p>
      <text:p text:style-name="P3"><text:span text:style-name="T3"><text:tab/><text:tab/>- Planejamento de Custos, Tempo, Programas para automação (e. g., CNC)</text:span></text:p>
      <text:p text:style-name="P3"><text:span text:style-name="T3">- CIM</text:span></text:p>
      <text:p text:style-name="P3"><text:span text:style-name="T3"><text:tab/>- Trabalha de MainFrames para Microcontroladores no chão de fábrica</text:span></text:p>
      <text:p text:style-name="P3"><text:span text:style-name="T3">- FMS</text:span></text:p>
      <text:p text:style-name="P3"><text:span text:style-name="T3"><text:tab/>- Controla o chão de fábrica</text:span></text:p>
      <text:p text:style-name="P3"><text:span text:style-name="T3">45:00 ~ 60:00</text:span></text:p>
      <text:p text:style-name="P3"><text:span text:style-name="T3">- Diagrama mostrando a complexidade da integração entre CAP, CAD, PPC, CAM, CAQ</text:span></text:p>
      <text:p text:style-name="P3"><text:span text:style-name="T3">- Desafios de integração entre tais módulos</text:span></text:p>
      <text:p text:style-name="P3"><text:span text:style-name="T3"><text:tab/>- Organização de dados conforme a hierarquia da empresa</text:span></text:p>
      <text:p text:style-name="P3"><text:span text:style-name="T3">- A roda sobre CIM</text:span></text:p>
      <text:p text:style-name="P3"><text:span text:style-name="T3"><text:tab/>- (Não é possível ver o slide)</text:span></text:p>
      <text:p text:style-name="P3"><text:span text:style-name="T3">- Porque Precisam do CIM?</text:span></text:p>
      <text:p text:style-name="P3"><text:span text:style-name="T3"><text:tab/>- Produção tem um tempo menor</text:span></text:p>
      <text:p text:style-name="P3"><text:span text:style-name="T3"><text:tab/>- Salvar tempo é a chave; Máquinas rápidas não são eficientes;</text:span></text:p>
      <text:p text:style-name="P3"><text:span text:style-name="T3"><text:tab/>- Mesmos dados em diferentes locais e diferentes formatos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51:00.884577725</meta:creation-date>
    <dc:date>2018-03-26T21:27:09.123595566</dc:date>
    <meta:editing-duration>PT2M17S</meta:editing-duration>
    <meta:editing-cycles>1</meta:editing-cycles>
    <meta:document-statistic meta:table-count="0" meta:image-count="0" meta:object-count="0" meta:page-count="1" meta:paragraph-count="47" meta:word-count="318" meta:character-count="1942" meta:non-whitespace-character-count="1634"/>
    <meta:generator>LibreOffice/6.0.2.1$Linux_X86_64 LibreOffice_project/f7f06a8f319e4b62f9bc5095aa112a65d2f3ac89</meta:generator>
  </office:meta>
</office:document-meta>
</file>